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1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0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0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0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0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0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200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904" calcext:value-type="float">
            <text:p>98.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9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9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9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9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384" calcext:value-type="float">
            <text:p>99.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9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048" calcext:value-type="float">
            <text:p>99.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9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952" calcext:value-type="float">
            <text:p>99.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9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9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984" calcext:value-type="float">
            <text:p>101.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9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8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544" calcext:value-type="float">
            <text:p>100.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8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2</text:p>
          </table:table-cell>
          <table:table-cell office:value-type="string" calcext:value-type="string">
            <text:p>D-01-08 30DAA <text:s/>PZ2 [HW92]</text:p>
          </table:table-cell>
          <table:table-cell office:value-type="string" calcext:value-type="string">
            <text:p>198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